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line-height="200%"/>
    </style:style>
    <style:style style:name="T1" style:family="text">
      <style:text-properties officeooo:rsid="001ae2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the summer holiday is over, most students start to think of the new school year. Some of them are eager to know their new teachers and meet their classmates to tell them about their summer holidays, while others are more worried about the new year. However, there are some tips for a smooth school year start that might help the students overcome the stress and organize their study environment. First of all, students should reconnect with a healthy lifestyle. It requires them to get used to having regular and enough hours of sleep and eating healthy food. This, of course, needs several days of adaptation, so it is essential to start</text:p>
      <text:p text:style-name="P1">adapting with this new routine a few days before school. Also, they should buy study resources available for their grade. This will help them tremendously do their homework well. Having a good dictionary, an encyclopedia, educational software and other things are certainly very beneficial for any student. Secondly, creating a pleasant study environment a few days before school starts is a must. A student should do a tidy-up of the desk and the shelves, sort and throw away the relics of the past year. Moreover, he can donate his old books, pens and school things if they are still usable. He should not forget to clean up his</text:p>
      <text:p text:style-name="P1">desk and make it a comfortable place to do homework. A workplace should be a quiet well-lit corner where it feels good. Finally, it is very important for students to talk to their parents about their fears and worries about the new school year. If someone feels anxious, his parents will surely find a way to help him get over these fears and gain more confidence.</text:p>
      <text:p text:style-name="P1">Parents will certainly teach their children how to believe in their abilities, how to behave in different situations with their classmates and teachers, how to solve their problems and how to make progress. It is also essential that you develop self-confidence and believe in your abilities and in your own potenti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ahoma" fo:font-size="12pt" fo:language="en" fo:country="US" style:letter-kerning="true" style:font-name-asian="Noto Serif CJK SC" style:font-size-asian="10.5pt" style:language-asian="zh" style:country-asian="CN" style:font-name-complex="Tahoma1" style:font-size-complex="12pt" style:language-complex="ar" style:country-complex="SY"/>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ahoma" fo:font-size="12pt" fo:language="en" fo:country="US" style:letter-kerning="true" style:font-name-asian="Noto Serif CJK SC" style:font-size-asian="10.5pt" style:language-asian="zh" style:country-asian="CN" style:font-name-complex="Tahoma1" style:font-size-complex="12pt" style:language-complex="ar" style:country-complex="SY"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ahoma" fo:font-family="Tahoma" style:font-family-generic="swiss"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ahoma" fo:font-family="Tahoma"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ahoma" fo:font-family="Tahoma"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fo:language="zxx" fo:country="none" style:font-size-asian="12pt" style:language-asian="zxx" style:country-asian="none" style:font-name-complex="Tahoma" style:font-family-complex="Tahoma"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3:00:53.455217103</meta:creation-date>
    <dc:date>2022-11-04T13:04:36.303211169</dc:date>
    <meta:editing-duration>PT3M42S</meta:editing-duration>
    <meta:editing-cycles>3</meta:editing-cycles>
    <meta:generator>LibreOffice/7.3.6.2$Linux_X86_64 LibreOffice_project/30$Build-2</meta:generator>
    <meta:document-statistic meta:table-count="0" meta:image-count="0" meta:object-count="0" meta:page-count="1" meta:paragraph-count="4" meta:word-count="337" meta:character-count="1954" meta:non-whitespace-character-count="1621"/>
  </office:meta>
</office:document-meta>
</file>